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022db" officeooo:paragraph-rsid="000022db"/>
    </style:style>
    <style:style style:name="P2" style:family="paragraph" style:parent-style-name="Text_20_body">
      <style:text-properties officeooo:rsid="0001b9eb" officeooo:paragraph-rsid="0001b9eb"/>
    </style:style>
    <style:style style:name="P3" style:family="paragraph" style:parent-style-name="Heading_20_1">
      <style:text-properties officeooo:rsid="000022db" officeooo:paragraph-rsid="000022db"/>
    </style:style>
    <style:style style:name="P4" style:family="paragraph" style:parent-style-name="Title">
      <style:text-properties fo:language="fr" fo:country="FR" officeooo:rsid="00043fba" officeooo:paragraph-rsid="00043fba"/>
    </style:style>
    <style:style style:name="P5" style:family="paragraph" style:parent-style-name="Text_20_body" style:list-style-name="L1">
      <style:text-properties officeooo:rsid="000022db" officeooo:paragraph-rsid="000022db"/>
    </style:style>
    <style:style style:name="P6" style:family="paragraph" style:parent-style-name="Text_20_body" style:list-style-name="L2">
      <style:text-properties officeooo:rsid="000022db" officeooo:paragraph-rsid="000022db"/>
    </style:style>
    <style:style style:name="P7" style:family="paragraph" style:parent-style-name="Text_20_body" style:list-style-name="L3">
      <style:text-properties officeooo:rsid="000022db" officeooo:paragraph-rsid="000022db"/>
    </style:style>
    <style:style style:name="P8" style:family="paragraph" style:parent-style-name="Text_20_body" style:list-style-name="L4">
      <style:text-properties officeooo:rsid="000022db" officeooo:paragraph-rsid="000022db"/>
    </style:style>
    <style:style style:name="P9" style:family="paragraph" style:parent-style-name="Text_20_body" style:list-style-name="L1">
      <style:text-properties officeooo:rsid="0001b9eb" officeooo:paragraph-rsid="0001b9eb"/>
    </style:style>
    <style:style style:name="P10" style:family="paragraph" style:parent-style-name="Text_20_body" style:list-style-name="L2">
      <style:text-properties officeooo:rsid="0001b9eb" officeooo:paragraph-rsid="0001b9eb"/>
    </style:style>
    <style:style style:name="P11" style:family="paragraph" style:parent-style-name="Text_20_body" style:list-style-name="L3">
      <style:text-properties officeooo:rsid="0001b9eb" officeooo:paragraph-rsid="0001b9eb"/>
    </style:style>
    <style:style style:name="P12" style:family="paragraph" style:parent-style-name="Text_20_body" style:list-style-name="L4">
      <style:text-properties officeooo:rsid="0001b9eb" officeooo:paragraph-rsid="0001b9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uttons &amp; sensors</text:p>
      <text:h text:style-name="P3" text:outline-level="1">Aile</text:h>
      <text:list xml:id="list1501137852" text:style-name="L1">
        <text:list-item>
          <text:p text:style-name="P5">Bouton technicien</text:p>
        </text:list-item>
        <text:list-item>
          <text:p text:style-name="P5">Bouton aile</text:p>
        </text:list-item>
        <text:list-item>
          <text:p text:style-name="P9">Capteur aile</text:p>
        </text:list-item>
      </text:list>
      <text:h text:style-name="P3" text:outline-level="1">Pince (haute et basse)</text:h>
      <text:list xml:id="list435044077" text:style-name="L2">
        <text:list-item>
          <text:p text:style-name="P6">Bouton activation valve x2</text:p>
        </text:list-item>
        <text:list-item>
          <text:p text:style-name="P6">Valve x2</text:p>
        </text:list-item>
        <text:list-item>
          <text:p text:style-name="P10">Capteur des deux pinces</text:p>
        </text:list-item>
      </text:list>
      <text:h text:style-name="P3" text:outline-level="1">Attacher les étages</text:h>
      <text:list xml:id="list1855201257" text:style-name="L3">
        <text:list-item>
          <text:p text:style-name="P7">Bouton étage 1 et 2</text:p>
        </text:list-item>
        <text:list-item>
          <text:p text:style-name="P7">Bouton étage 2 et 3</text:p>
        </text:list-item>
        <text:list-item>
          <text:p text:style-name="P11">Capteur étage 1 à 2</text:p>
        </text:list-item>
        <text:list-item>
          <text:p text:style-name="P11">Capteur étage 2 à 3</text:p>
        </text:list-item>
      </text:list>
      <text:h text:style-name="P3" text:outline-level="1">Moteur</text:h>
      <text:list xml:id="list6855367" text:style-name="L4">
        <text:list-item>
          <text:p text:style-name="P8">Bouton refroidissement moteur</text:p>
        </text:list-item>
        <text:list-item>
          <text:p text:style-name="P12">Capteur thermomètre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0-02-01T16:23:47.829000000</dc:date>
    <meta:editing-duration>PT16M42S</meta:editing-duration>
    <meta:editing-cycles>6</meta:editing-cycles>
    <meta:document-statistic meta:table-count="0" meta:image-count="0" meta:object-count="0" meta:page-count="1" meta:paragraph-count="17" meta:word-count="65" meta:character-count="301" meta:non-whitespace-character-count="265"/>
  </office:meta>
</office:document-meta>
</file>